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size-asian="12pt"/>
    </style:style>
    <style:style style:name="T4" style:family="text">
      <style:text-properties style:font-size-complex="1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rlos Eduardo Benevides Bezerra</text:p>
      <text:p text:style-name="Standard">CMP112 – Sistemas de Informação Distribuídos</text:p>
      <text:p text:style-name="Standard">Prof. Dr. José Palazzo Moreira de Oliveira</text:p>
      <text:p text:style-name="Standard"/>
      <text:p text:style-name="Standard">Sistemas de informação distribuídos – uma análise do contexto atual</text:p>
      <text:p text:style-name="Standard"/>
      <text:p text:style-name="P3">Introdução</text:p>
      <text:p text:style-name="P1">Com o surgimento do computador – máquina que processa e armazena dados – em meados do século XX, tornou-se possível guardar uma grande quantidade de informações em espaços cada vez menores. Com o surgimento das redes de computadores (o que levou a sistemas distribuídos [TODO:ref couloris e lamport]) e, posteriormente, das interconexões destas redes com, por fim, o surgimento e popularização da Internet, houve uma revolução na maneira como as pessoas têm acesso a informações. A quantidade de dados que são transmitidos entre pontos distintos do globo, assim como a rapidez com que isso acontece, ajudaram a definir a atual era como Era da Informação.</text:p>
      <text:p text:style-name="P1"/>
      <text:p text:style-name="P1">Contudo, devido justamente à liberdade com que é criado conteúdo – e disponibilizado na Internet, por exemplo –, assim como ao crescente número de indivíduos, grupos e organizações que disseminam informações, surgem alguns desafios no que se refere ao tratamento e filtragem dessas informações. Por um lado, tem-se acesso a dados a respeito de praticamente qualquer coisa que se imagine. Devido à enorme quantidade desses dados, é necessário prover alguma ferramenta para buscar as informações onde elas estejam. Além disso, devido à liberdade com que se publica conteúdo na Internet, praticamente não há um padrão para a exibição da informação. Por último, mas não menos importante, após localizar, extrair e normalizar os dados, é mandatório classificar aquelas informações de acordo com algum padrão de qualidade, já que praticamente não há controle sobre o que se publica na Internet.</text:p>
      <text:p text:style-name="P1"/>
      <text:p text:style-name="P1">Este trabalho tem por objetivos: dar uma visão geral sobre as metodologias de coleta, tratamento e classificação das informações extraídas, geralmente, de sistemas distribuídos – como a Internet – e fazer uma análise de alguns problemas que merecem atenção dos pesquisadores.</text:p>
      <text:p text:style-name="P1"/>
      <text:p text:style-name="P4">Muitas informações, em muitos locais</text:p>
      <text:p text:style-name="P2">Como foi dito, existe uma enorme quantidade de conteúdo disponível hoje em dia. Para se fazer o melhor uso possível desta grande base de dados, é necessário, primeiramente, localizar e extrair os dados distribuídos em diversos repositórios. Após a extração desses dados, é preciso normalizá-los, de maneira a torná-los adequados com o indivíduo que os está visualizando. Por exemplo, alguém poderia querer informações a respeito de uma cidade, com dados como temperatura e distâncias entre pontos turísticos sendo apresentados em unidades que lhe sejam conhecidas, ou que as informações lhe sejam apresentadas em uma linguagem compatível com sua compreensão e sem detalhamento excessivo. Por último, uma informação só deve ser apresentada, ou recomendada, a um usuário se for de qualidade, o que dependerá de critérios, que por sua vez são verificados através de métricas. Nas seções a seguir, serão dados alguns exemplos e brevemente explicadas essas etapas.</text:p>
      <text:p text:style-name="P2"/>
      <text:p text:style-name="P6">Localização</text:p>
      <text:p text:style-name="P7">Para que as informações possam ser localizadas, podem ser utilizados alguns métodos, como indexação. Ao invés de consultar cada base de dados em busca de um casamento com a chave utilizada para busca, é mantida uma lista de <text:span text:style-name="T5">tags</text:span> que serão utilizadas para busca, formando um índice. Por exemplo, o Google Scholar [TODO: ref googlescholar] tem agentes autônomos – ou <text:span text:style-name="T5">crawlers</text:span> – que têm acesso permitido às enormes bases de dados das maiores e mais bem conhecidas editoras de material científico (como IEEE, ACM, Springer e outras). Esses agentes vasculham <text:soft-page-break/>essas bases de dados e indexam seu conteúdo, baseado em informações relevantes, como nomes de autores, títulos dos trabalhos científicos, <text:span text:style-name="T5">abstract</text:span> etc., o que será enviado aos grandes servidores do Google para serem utilizados nas buscas feitas pelos usuários.<text:line-break/></text:p>
      <text:p text:style-name="P7">Outra maneira de buscar conteúdo é através de redes P2P, descentralizadas [TODO: ref P2P]. Quando um dos participantes deseja determinado arquivo, por exemplo, ele envia a requisição a seus pares, que lhe respondem ou encaminha a requisição a outros pares. No entanto, algumas dessas redes tendem a saturar rapidamente a banda dos pares, por basearem as buscas em inundação de mensagens. Existem alternativas comprovadamente mais eficientes, tanto na teoria quanto na prática, que utilizam <text:span text:style-name="T5">DHTs</text:span> <text:span text:style-name="T6">(tabelas hash distribuídas), mas em que o pedido é feito com um identificador único (o hash do arquivo que está sendo procurado, por exemplo), e não em palavras-chave. Exemplos dessas redes baseadas em DHT são: Chord[TODO:ref], Pastry[TODO:ref] e Can[TODO:ref].</text:span></text:p>
      <text:p text:style-name="P7"/>
      <text:p text:style-name="P6">Extração</text:p>
      <text:p text:style-name="P2"><text:span text:style-name="T2">Uma vez que os dados são localizados, seja baseado em índices com tags ou em busca por identificador único, como um hash, eles devem ser extraídos e armazenados em um formato padrão, de maneira que conteúdos oriundos de diferentes fontes possam ser agregados ou comparados. O RoadRunner [TODO: ref roadrunner], por exemplo, tem por objetivo extrair porções de informação de páginas em HTML, baseado em casamento de padrões nas suas marcações. Para isso, é definida uma linguagem regular, baseada num exemplo genérico. Casando o padrão dessa linguagem com o código de cada página, são encontradas as estruturas dos dados presentes naquela página.</text:span></text:p>
      <text:p text:style-name="P2"><text:span text:style-name="T2"/></text:p>
      <text:p text:style-name="P2"><text:span text:style-name="T2">Outras ferramentas para extração de informações são apresentadas em [TODO: ref brief survey]. Algumas delas são: STALKER [TODO: ref no brief], RAPIER [TODO: rnb] e Web-OQL [TODO:].</text:span></text:p>
      <text:p text:style-name="P2"><text:span text:style-name="T2"/></text:p>
      <text:p text:style-name="P2"><text:span text:style-name="T2">Um detalhe importante é que o XML [TODO:ref xml] vem como um facilitador dessa extração de dados. Sendo uma linguagem de marcação, permite que cada bloco de informação seja apresentado com atributos e sua relação com outros pedaços de informação seja representado por um grafo. Um arquivo em XML, ao mesmo tempo que apresenta uma hierarquia e possibilita uma representação rica dos dados e metadados, permite que essa mesma representação não siga uma estrutura rígida, o que é adequado à falta de uniformidade da apresentação dos dados nos diferentes repositórios.</text:span></text:p>
      <text:p text:style-name="P2"><text:span text:style-name="T2"/></text:p>
      <text:p text:style-name="P6">Normalização</text:p>
      <text:p text:style-name="P5"><text:span text:style-name="T2">Após os dados serem extraídos de suas fontes, é desejável que sejam apresentados de acordo com determinada norma. Isso é mais claro de se entender quando se trata de unidades de medida, como distância e temperatura. Quais unidades de medida serão utilizadas depende, em última análise, de quem as está visualizando. Um brasileiro provavelmente prefira saber a distância entre duas cidades em quilômetros, enquanto um americano deverá querer a distância em milhas.</text:span></text:p>
      <text:p text:style-name="P5"><text:span text:style-name="T2"/></text:p>
      <text:p text:style-name="P5"><text:span text:style-name="T2">No entanto, a normalização também serviria para adequar o conteúdo apresentado, a linguagem e o seu detalhamento ao nível de compreensão e/ou interesse de quem o estivesse visualizando. As informações em uma bula de remédio seriam apresentadas de maneira completamente diferente para um médico e para um paciente com pouca escolaridade, por exemplo.</text:span></text:p>
      <text:p text:style-name="P5"><text:span text:style-name="T2"/></text:p>
      <text:p text:style-name="P6">Qualidade</text:p>
      <text:p text:style-name="P5"><text:span text:style-name="T2">Por fim, é necessário classificar as informações de acordo com sua qualidade. Para determinar a qualidade de cada informação, podem ser utilizadas diversas métricas [TODO:ref arg], atribuindo um ou mais índices de qualidade para cada informação.</text:span></text:p>
      <text:p text:style-name="P5"><text:span text:style-name="T2"/></text:p>
      <text:p text:style-name="P5"><text:span text:style-name="T2">Como exemplo, pode ser citado o OrtoQualis [TODO:corrigir nome e por ref do palazzo], que utilizou um conjunto de critérios definidos pela CAPES para avaliar conferências, obtendo uma </text:span><text:soft-page-break/><text:span text:style-name="T2">classificação semelhante àquela realizada pessoalmente pelos membros do comitê de Qualis da instituição.</text:span></text:p>
      <text:p text:style-name="P5"><text:span text:style-name="T2"/></text:p>
      <text:p text:style-name="P4">Problemas</text:p>
      <text:p text:style-name="P4"/>
      <text:p text:style-name="P4">Conclus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3-27T01:46:19</meta:creation-date>
    <dc:date>2009-03-27T05:06:13</dc:date>
    <meta:editing-cycles>33</meta:editing-cycles>
    <meta:editing-duration>PT3H19M57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0" meta:image-count="0" meta:object-count="0" meta:page-count="3" meta:paragraph-count="25" meta:word-count="1141" meta:character-count="7370"/>
  </office:meta>
</office:document-meta>
</file>